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43000001CA711C2F41E6D15E0B.png" manifest:media-type="image/png"/>
  <manifest:file-entry manifest:full-path="Pictures/1000185500008E1C00003BBDD7DE71A5C6EE44B9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ngLiU" svg:font-family="MingLiU" style:font-family-generic="roman" style:font-pitch="variable"/>
    <style:font-face style:name="MingLiU1" svg:font-family="MingLiU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924in" fo:margin-left="0in" fo:margin-top="0in" fo:margin-bottom="0in" table:align="left" style:writing-mode="lr-tb"/>
    </style:style>
    <style:style style:name="Table1.A" style:family="table-column">
      <style:table-column-properties style:column-width="3.5813in"/>
    </style:style>
    <style:style style:name="Table1.B" style:family="table-column">
      <style:table-column-properties style:column-width="2.711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2993in" fo:margin-left="0in" fo:margin-top="0in" fo:margin-bottom="0in" table:align="left" style:writing-mode="lr-tb"/>
    </style:style>
    <style:style style:name="Table4.A" style:family="table-column">
      <style:table-column-properties style:column-width="1.0646in"/>
    </style:style>
    <style:style style:name="Table4.B" style:family="table-column">
      <style:table-column-properties style:column-width="1.259in"/>
    </style:style>
    <style:style style:name="Table4.C" style:family="table-column">
      <style:table-column-properties style:column-width="3.975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2993in" fo:margin-left="0in" fo:margin-top="0in" fo:margin-bottom="0in" table:align="left" style:writing-mode="lr-tb"/>
    </style:style>
    <style:style style:name="Table5.A" style:family="table-column">
      <style:table-column-properties style:column-width="6.2993in"/>
    </style:style>
    <style:style style:name="Table5.1" style:family="table-row">
      <style:table-row-properties style:min-row-height="0.1882in"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6" style:family="table">
      <style:table-properties style:width="6.2993in" fo:margin-left="0in" fo:margin-top="0in" fo:margin-bottom="0in" table:align="left" style:writing-mode="lr-tb"/>
    </style:style>
    <style:style style:name="Table6.A" style:family="table-column">
      <style:table-column-properties style:column-width="3.1521in"/>
    </style:style>
    <style:style style:name="Table6.B" style:family="table-column">
      <style:table-column-properties style:column-width="3.1472in"/>
    </style:style>
    <style:style style:name="Table6.1" style:family="table-row">
      <style:table-row-properties style:min-row-height="0.7944in"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6.2" style:family="table-row">
      <style:table-row-properties fo:keep-together="auto"/>
    </style:style>
    <style:style style:name="Table6.B2" style:family="table-cell">
      <style:table-cell-properties style:vertical-align="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2924in" fo:margin-left="0in" fo:margin-top="0in" fo:margin-bottom="0in" table:align="left" style:writing-mode="lr-tb"/>
    </style:style>
    <style:style style:name="Table2.A" style:family="table-column">
      <style:table-column-properties style:column-width="3.5813in"/>
    </style:style>
    <style:style style:name="Table2.B" style:family="table-column">
      <style:table-column-properties style:column-width="2.71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Text_20_body">
      <style:text-properties fo:font-weight="bold" officeooo:paragraph-rsid="001a58be" style:font-weight-asian="bold" style:font-weight-complex="bold"/>
    </style:style>
    <style:style style:name="P2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weight="bold" officeooo:rsid="00073de5" officeooo:paragraph-rsid="00073de5" style:font-weight-asian="bold" style:font-weight-complex="bold"/>
    </style:style>
    <style:style style:name="P3" style:family="paragraph" style:parent-style-name="List_20_Paragraph">
      <style:paragraph-properties fo:margin-left="0in" fo:margin-right="0in" fo:margin-top="0.028in" fo:margin-bottom="0.028in" style:contextual-spacing="true" fo:line-height="100%" fo:text-indent="0in" style:auto-text-indent="false"/>
      <style:text-properties fo:font-weight="bold" officeooo:rsid="00073de5" officeooo:paragraph-rsid="00073de5" style:font-weight-asian="bold" style:font-weight-complex="bold"/>
    </style:style>
    <style:style style:name="P4" style:family="paragraph" style:parent-style-name="List_20_Paragraph">
      <style:paragraph-properties fo:margin-left="0in" fo:margin-right="0in" fo:margin-top="0.028in" fo:margin-bottom="0.028in" style:contextual-spacing="true" fo:line-height="100%" fo:text-indent="0in" style:auto-text-indent="false"/>
      <style:text-properties fo:font-weight="bold" officeooo:rsid="0007d1ac" officeooo:paragraph-rsid="0007d1ac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paragraph-rsid="001e7495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fo:font-weight="bold" officeooo:paragraph-rsid="002f9bf5" style:font-weight-asian="bold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weight="bold" officeooo:rsid="00095128" officeooo:paragraph-rsid="00095128" style:font-weight-asian="bol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9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weight="bold" style:font-weight-asian="bold"/>
    </style:style>
    <style:style style:name="P10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weight="bold" officeooo:rsid="00095128" officeooo:paragraph-rsid="00095128" fo:background-color="transparent" style:font-weight-asian="bold"/>
    </style:style>
    <style:style style:name="P1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weight="bold" officeooo:rsid="000d41b5" officeooo:paragraph-rsid="000d41b5" fo:background-color="transparent" style:font-weight-asian="bold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fo:font-weight="bold" officeooo:paragraph-rsid="00176ad4" fo:background-color="#ffff00" style:font-weight-asian="bold" style:font-weight-complex="bold"/>
    </style:style>
    <style:style style:name="P13" style:family="paragraph" style:parent-style-name="Text_20_body">
      <style:text-properties officeooo:paragraph-rsid="001e8e7c"/>
    </style:style>
    <style:style style:name="P14" style:family="paragraph" style:parent-style-name="Text_20_body">
      <style:paragraph-properties>
        <style:tab-stops>
          <style:tab-stop style:position="1.7756in"/>
        </style:tab-stops>
      </style:paragraph-properties>
    </style:style>
    <style:style style:name="P15" style:family="paragraph" style:parent-style-name="Text_20_body">
      <style:paragraph-properties>
        <style:tab-stops>
          <style:tab-stop style:position="1.7756in"/>
        </style:tab-stops>
      </style:paragraph-properties>
      <style:text-properties officeooo:paragraph-rsid="00396de6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paragraph-properties fo:margin-top="0in" fo:margin-bottom="0in" style:contextual-spacing="false" fo:line-height="100%" fo:break-before="page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paragraph-rsid="001875ff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officeooo:paragraph-rsid="002f9bf5"/>
    </style:style>
    <style:style style:name="P20" style:family="paragraph" style:parent-style-name="Standard">
      <style:paragraph-properties fo:margin-top="0in" fo:margin-bottom="0in" style:contextual-spacing="false" fo:line-height="100%" fo:break-before="page"/>
      <style:text-properties officeooo:paragraph-rsid="002f9bf5"/>
    </style:style>
    <style:style style:name="P21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officeooo:paragraph-rsid="002f9bf5"/>
    </style:style>
    <style:style style:name="P22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</style:style>
    <style:style style:name="P23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</style:style>
    <style:style style:name="P24" style:family="paragraph" style:parent-style-name="List_20_Paragraph">
      <style:paragraph-properties fo:margin-left="0in" fo:margin-right="0in" fo:margin-top="0.028in" fo:margin-bottom="0.028in" style:contextual-spacing="true" fo:line-height="100%" fo:text-indent="0in" style:auto-text-indent="false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font-size="12pt" fo:language="de" fo:country="CH" style:font-size-asian="12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font-size="12pt" fo:language="de" fo:country="CH" officeooo:rsid="003352e8" officeooo:paragraph-rsid="003352e8" style:font-size-asian="12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fo:font-size="12pt" fo:language="de" fo:country="CH" fo:font-weight="bold" style:font-size-asian="12pt" style:font-weight-asian="bold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fo:font-size="12pt" fo:language="de" fo:country="CH" fo:font-weight="normal" style:font-size-asian="12pt" style:font-weight-asian="normal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fo:font-size="12pt" fo:language="de" fo:country="CH" officeooo:rsid="00073de5" officeooo:paragraph-rsid="00073de5" fo:background-color="#ffff00" style:font-size-asian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language="de" fo:country="CH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fo:font-size="14pt" fo:font-weight="bold" style:font-size-asian="14pt" style:font-weight-asian="bold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fo:font-size="14pt" fo:font-weight="bold" officeooo:rsid="002f9bf5" officeooo:paragraph-rsid="002f9bf5" style:font-size-asian="14pt" style:font-weight-asian="bold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fo:font-size="14pt" style:font-size-asian="14pt"/>
    </style:style>
    <style:style style:name="P35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size="14pt" style:font-size-asian="14pt"/>
    </style:style>
    <style:style style:name="P36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fo:font-size="14pt" style:font-size-asian="14pt"/>
    </style:style>
    <style:style style:name="P3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11e57e"/>
    </style:style>
    <style:style style:name="P38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</style:style>
    <style:style style:name="P39" style:family="paragraph" style:parent-style-name="List_20_Paragraph">
      <style:paragraph-properties fo:margin-left="0in" fo:margin-right="0in" fo:margin-top="0.0791in" fo:margin-bottom="0.0791in" style:contextual-spacing="true" fo:line-height="150%" fo:text-indent="0in" style:auto-text-indent="false"/>
    </style:style>
    <style:style style:name="P40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officeooo:paragraph-rsid="001a58be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MingLiU" fo:font-size="12pt" fo:language="de" fo:country="CH" officeooo:paragraph-rsid="001875ff" style:font-name-asian="MingLiU1" style:font-size-asian="12pt" style:font-name-complex="MingLiU1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font-weight="normal" officeooo:rsid="0005fa5a" officeooo:paragraph-rsid="002f9bf5" style:font-weight-asian="normal" style:font-weight-complex="normal"/>
    </style:style>
    <style:style style:name="P43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weight="normal" officeooo:rsid="00073de5" officeooo:paragraph-rsid="00073de5" style:font-weight-asian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weight="normal" officeooo:rsid="001e8e7c" officeooo:paragraph-rsid="001e8e7c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fo:font-weight="normal" officeooo:paragraph-rsid="002f9bf5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fo:font-weight="normal" officeooo:paragraph-rsid="00176ad4" fo:background-color="#ffff00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fo:font-weight="normal" officeooo:paragraph-rsid="002aa439" fo:background-color="#ffff00" style:font-weight-asian="normal" style:font-weight-complex="normal"/>
    </style:style>
    <style:style style:name="P48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073de5" officeooo:paragraph-rsid="00073de5"/>
    </style:style>
    <style:style style:name="P49" style:family="paragraph" style:parent-style-name="List_20_Paragraph">
      <style:paragraph-properties fo:margin-left="0in" fo:margin-right="0in" fo:margin-top="0.028in" fo:margin-bottom="0.028in" style:contextual-spacing="true" fo:line-height="100%" fo:text-indent="0in" style:auto-text-indent="false"/>
      <style:text-properties officeooo:rsid="00073de5" officeooo:paragraph-rsid="00073de5"/>
    </style:style>
    <style:style style:name="P50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0f1ee0" officeooo:paragraph-rsid="000f1ee0"/>
    </style:style>
    <style:style style:name="P5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00c00c4" fo:background-color="transparent"/>
    </style:style>
    <style:style style:name="P52" style:family="paragraph" style:parent-style-name="List_20_Paragraph">
      <style:paragraph-properties fo:margin-left="0in" fo:margin-right="0in" fo:margin-top="0.028in" fo:margin-bottom="0.028in" style:contextual-spacing="true" fo:line-height="100%" fo:text-indent="0in" style:auto-text-indent="false"/>
      <style:text-properties fo:font-style="italic" style:font-style-asian="italic" style:font-style-complex="italic"/>
    </style:style>
    <style:style style:name="P53" style:family="paragraph" style:parent-style-name="List_20_Paragraph">
      <style:paragraph-properties fo:margin-left="0in" fo:margin-right="0in" fo:margin-top="0.028in" fo:margin-bottom="0.028in" style:contextual-spacing="true" fo:line-height="100%" fo:text-indent="0in" style:auto-text-indent="false"/>
      <style:text-properties fo:font-style="italic" officeooo:rsid="000c00c4" officeooo:paragraph-rsid="000d41b5" style:font-style-asian="italic" style:font-style-complex="italic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officeooo:rsid="001e8e7c" officeooo:paragraph-rsid="001e8e7c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Heading_20_1">
      <style:text-properties fo:font-weight="bold" officeooo:rsid="00176ad4" style:font-weight-asian="bold" style:font-weight-complex="normal"/>
    </style:style>
    <style:style style:name="P57" style:family="paragraph" style:parent-style-name="List_20_Paragraph" style:list-style-name="L1">
      <style:paragraph-properties fo:margin-top="0.028in" fo:margin-bottom="0.028in" style:contextual-spacing="true" fo:line-height="100%"/>
      <style:text-properties officeooo:rsid="000c00c4" officeooo:paragraph-rsid="000d41b5"/>
    </style:style>
    <style:style style:name="P58" style:family="paragraph" style:parent-style-name="List_20_Paragraph" style:list-style-name="L3">
      <style:paragraph-properties fo:margin-top="0.028in" fo:margin-bottom="0.028in" style:contextual-spacing="true" fo:line-height="100%"/>
      <style:text-properties officeooo:rsid="000c00c4" officeooo:paragraph-rsid="000d41b5"/>
    </style:style>
    <style:style style:name="P59" style:family="paragraph" style:parent-style-name="List_20_Paragraph" style:list-style-name="L2">
      <style:paragraph-properties fo:margin-top="0.028in" fo:margin-bottom="0.028in" style:contextual-spacing="true" fo:line-height="100%"/>
    </style:style>
    <style:style style:name="P60" style:family="paragraph" style:parent-style-name="List_20_Paragraph" style:list-style-name="L4">
      <style:paragraph-properties fo:margin-top="0in" fo:margin-bottom="0in" style:contextual-spacing="true" fo:line-height="100%"/>
    </style:style>
    <style:style style:name="P61" style:family="paragraph" style:parent-style-name="List_20_Paragraph" style:list-style-name="L4">
      <style:paragraph-properties fo:margin-top="0in" fo:margin-bottom="0in" style:contextual-spacing="true" fo:line-height="100%"/>
      <style:text-properties officeooo:paragraph-rsid="000f1ee0"/>
    </style:style>
    <style:style style:name="P62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size="9pt" fo:font-style="italic" officeooo:rsid="000f1ee0" officeooo:paragraph-rsid="000f1ee0" style:font-size-asian="11pt" style:font-style-asian="italic" style:font-size-complex="11pt" style:font-style-complex="italic"/>
    </style:style>
    <style:style style:name="T1" style:family="text">
      <style:text-properties officeooo:rsid="00381583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94de" style:font-weight-asian="bold" style:font-weight-complex="bold"/>
    </style:style>
    <style:style style:name="T5" style:family="text">
      <style:text-properties fo:font-weight="bold" officeooo:rsid="001fec48" style:font-weight-asian="bold" style:font-weight-complex="bold"/>
    </style:style>
    <style:style style:name="T6" style:family="text">
      <style:text-properties fo:font-size="12pt" fo:language="de" fo:country="CH" style:font-size-asian="12pt"/>
    </style:style>
    <style:style style:name="T7" style:family="text">
      <style:text-properties fo:font-size="12pt" fo:language="de" fo:country="CH" officeooo:rsid="00381583" style:font-size-asian="12pt"/>
    </style:style>
    <style:style style:name="T8" style:family="text">
      <style:text-properties fo:font-size="12pt" fo:language="de" fo:country="CH" officeooo:rsid="00321429" fo:background-color="#ffff00" loext:char-shading-value="0" style:font-size-asian="12pt"/>
    </style:style>
    <style:style style:name="T9" style:family="text">
      <style:text-properties fo:font-size="12pt" fo:language="de" fo:country="CH" officeooo:rsid="0005fa5a" fo:background-color="#ffff00" loext:char-shading-value="0" style:font-size-asian="12pt"/>
    </style:style>
    <style:style style:name="T10" style:family="text">
      <style:text-properties fo:font-size="12pt" fo:language="de" fo:country="CH" officeooo:rsid="00381583" fo:background-color="#ffff00" loext:char-shading-value="0" style:font-size-asian="12pt"/>
    </style:style>
    <style:style style:name="T11" style:family="text">
      <style:text-properties fo:font-size="12pt" fo:language="de" fo:country="CH" officeooo:rsid="00396de6" fo:background-color="#ffff00" loext:char-shading-value="0" style:font-size-asian="12pt"/>
    </style:style>
    <style:style style:name="T12" style:family="text">
      <style:text-properties style:font-name="MingLiU" fo:font-size="12pt" fo:language="de" fo:country="CH" style:font-name-asian="MingLiU1" style:font-size-asian="12pt" style:font-name-complex="MingLiU1"/>
    </style:style>
    <style:style style:name="T13" style:family="text">
      <style:text-properties style:font-name="MingLiU" fo:font-size="12pt" fo:language="de" fo:country="CH" officeooo:rsid="003352e8" fo:background-color="#ffff00" loext:char-shading-value="0" style:font-name-asian="MingLiU1" style:font-size-asian="12pt" style:font-name-complex="MingLiU1"/>
    </style:style>
    <style:style style:name="T14" style:family="text">
      <style:text-properties officeooo:rsid="00073de5"/>
    </style:style>
    <style:style style:name="T15" style:family="text">
      <style:text-properties officeooo:rsid="0011e57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transparent" loext:char-shading-value="0" style:font-weight-asian="normal" style:font-weight-complex="normal"/>
    </style:style>
    <style:style style:name="T18" style:family="text">
      <style:text-properties officeooo:rsid="001e8e7c"/>
    </style:style>
    <style:style style:name="T19" style:family="text">
      <style:text-properties officeooo:rsid="002282e1"/>
    </style:style>
    <style:style style:name="T20" style:family="text">
      <style:text-properties officeooo:rsid="0023a447"/>
    </style:style>
    <style:style style:name="T21" style:family="text">
      <style:text-properties officeooo:rsid="002594de"/>
    </style:style>
    <style:style style:name="T22" style:family="text">
      <style:text-properties officeooo:rsid="00283570"/>
    </style:style>
    <style:style style:name="T23" style:family="text">
      <style:text-properties officeooo:rsid="002e6305"/>
    </style:style>
    <style:style style:name="T24" style:family="text">
      <style:text-properties officeooo:rsid="00321429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0c00c4" fo:background-color="#ffff00" loext:char-shading-value="0"/>
    </style:style>
    <style:style style:name="T27" style:family="text">
      <style:text-properties officeooo:rsid="00367f53"/>
    </style:style>
    <style:style style:name="T28" style:family="text">
      <style:text-properties officeooo:rsid="00396de6"/>
    </style:style>
    <style:style style:name="T29" style:family="text">
      <style:text-properties officeooo:rsid="003b0c6e"/>
    </style:style>
    <style:style style:name="T30" style:family="text">
      <style:text-properties officeooo:rsid="004008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irmenname TODO" text:name="partner"/>
        <text:user-field-decl office:value-type="string" office:string-value="01.08.2022" text:name="vertrag_start"/>
        <text:user-field-decl office:value-type="string" office:string-value="2000.-" text:name="betrag"/>
        <text:user-field-decl office:value-type="string" office:string-value="31.07.2023" text:name="vertrag_end"/>
        <text:user-field-decl office:value-type="string" office:string-value="Kontakt-Vorname Kontakt-Nachname TODO" text:name="partner_contact_name"/>
        <text:user-field-decl office:value-type="string" office:string-value="Strasse X TODO" text:name="partner_contact_street"/>
        <text:user-field-decl office:value-type="string" office:string-value="1234 Ortschaft TODO" text:name="partner_contact_place"/>
      </text:user-field-decls>
      <text:p text:style-name="P55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user-field-get text:name="partner">Firmenname TODO</text:user-field-get></text:p>
            <text:p text:style-name="P46"><text:span text:style-name="T23">z.H. </text:span><text:user-field-get text:name="partner_contact_name">Kontakt-Vorname Kontakt-Nachname TODO</text:user-field-get></text:p>
            <text:p text:style-name="P47"><text:user-field-get text:name="partner_contact_street">Strasse X TODO</text:user-field-get></text:p>
            <text:p text:style-name="P47"><text:user-field-get text:name="partner_contact_place">1234 Ortschaft TODO</text:user-field-get></text:p>
          </table:table-cell>
          <table:table-cell table:style-name="Table1.A1" office:value-type="string">
            <text:p text:style-name="P42">Verein open<text:span text:style-name="T28">OST</text:span></text:p>
            <text:p text:style-name="P19">OST - Ostschweizer Fachhochschule</text:p>
            <text:p text:style-name="P19">Oberseestrasse 10<text:line-break/>8640 Rapperswil 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22"><text:span text:style-name="T2">Rapperswil, </text:span><text:span text:style-name="T2"><text:time style:data-style-name="N10121" text:time-value="2022-07-06T14:48:11.840564715">06.07.2022</text:time></text:span></text:p>
      <text:p text:style-name="P32">Sponsoringvertrag</text:p>
      <text:p text:style-name="P7"/>
      <text:p text:style-name="P30">Liebe<text:span text:style-name="T24">(r)</text:span> <text:span text:style-name="T24">Kontaktvor TODO</text:span></text:p>
      <text:p text:style-name="P26"/>
      <text:p text:style-name="P26">Wir freuen uns sehr, <text:span text:style-name="T14">euch im neuen Vereinsjahr als Sponsor begrüssen zu dürfen.</text:span></text:p>
      <text:p text:style-name="P26"/>
      <text:p text:style-name="P26">Im Anhang findest <text:span text:style-name="T25">du</text:span> unseren Sponsoringvertrag gemäss den Abmachungen per E-Mail. Wir wären froh, wenn <text:span text:style-name="T25">du</text:span> ein Exemplar unterschrieben wieder an uns retournieren könntest. Herzlichen Dank!</text:p>
      <text:p text:style-name="P26"/>
      <text:p text:style-name="P26">Wir freuen uns auf eine gute Zusammenarbeit!</text:p>
      <text:p text:style-name="P18"><text:span text:style-name="T6"><text:line-break/>Beste Grüsse</text:span><text:span text:style-name="T12"><text:line-break/></text:span><text:span text:style-name="T6">open</text:span><text:span text:style-name="T7">OST</text:span><text:span text:style-name="T6"> Vorstand</text:span></text:p>
      <text:p text:style-name="P41"/>
      <text:p text:style-name="P41"/>
      <text:p text:style-name="P41"/>
      <text:p text:style-name="P18"><text:span text:style-name="T13">x (Hier Unterschreiben)</text:span><text:span text:style-name="T12"><text:line-break/></text:span><text:span text:style-name="T6">i.v. </text:span><text:span text:style-name="T11">Claudio Digion</text:span><text:span text:style-name="T10"> </text:span><text:span text:style-name="T9">(</text:span><text:span text:style-name="T11">Kassier</text:span><text:span text:style-name="T9">) </text:span><text:span text:style-name="T8">TODO</text:span></text:p>
      <text:p text:style-name="P26"/>
      <text:p text:style-name="P26"/>
      <text:p text:style-name="P27"/>
      <text:p text:style-name="P26"/>
      <text:p text:style-name="P26"/>
      <text:p text:style-name="P26"/>
      <text:p text:style-name="P26"/>
      <text:p text:style-name="P26"/>
      <text:p text:style-name="P26">Kontoverbindung, St.Galler Kantonalbank AG</text:p>
      <text:p text:style-name="P28">open<text:span text:style-name="T29">OST</text:span></text:p>
      <text:p text:style-name="P26">Vereinskonto CHF 6211.9857.2000</text:p>
      <text:p text:style-name="P29">IBAN CH13 0078 1621 1985 7200 0</text:p>
      <text:p text:style-name="P31"/>
      <text:p text:style-name="P17"/>
      <text:h text:style-name="P56" text:outline-level="1">Sponsoringvertrag</text:h>
      <text:p text:style-name="P8"/>
      <text:p text:style-name="P37">Zwischen Verein open<text:span text:style-name="T29">OST</text:span> <text:span text:style-name="T15">und </text:span><text:span text:style-name="T15"><text:user-field-get text:name="partner">Firmenname TODO</text:user-field-get></text:span><text:span text:style-name="T15">.</text:span></text:p>
      <text:p text:style-name="P34">Optionen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Kategorie</text:p>
          </table:table-cell>
          <table:table-cell table:style-name="Table4.A1" office:value-type="string">
            <text:p text:style-name="P3">Kosten CHF/Jahr</text:p>
          </table:table-cell>
          <table:table-cell table:style-name="Table4.A1" office:value-type="string">
            <text:p text:style-name="P4">Leistungen open<text:span text:style-name="T29">OST</text:span></text:p>
          </table:table-cell>
        </table:table-row>
        <table:table-row table:style-name="Table4.1">
          <table:table-cell table:style-name="Table4.A1" office:value-type="string">
            <text:p text:style-name="P48">Supporter</text:p>
          </table:table-cell>
          <table:table-cell table:style-name="Table4.A1" office:value-type="string">
            <text:p text:style-name="P24"><text:span text:style-name="T28">5</text:span>00.-</text:p>
          </table:table-cell>
          <table:table-cell table:style-name="Table4.A1" office:value-type="string">
            <text:list xml:id="list2698657108" text:style-name="L1">
              <text:list-item>
                <text:p text:style-name="P57">1 Logo auf der open<text:span text:style-name="T28">OST</text:span>-Website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8">Sponsor</text:p>
          </table:table-cell>
          <table:table-cell table:style-name="Table4.A1" office:value-type="string">
            <text:p text:style-name="P49">1<text:span text:style-name="T28">5</text:span>00.-</text:p>
          </table:table-cell>
          <table:table-cell table:style-name="Table4.A1" office:value-type="string">
            <text:p text:style-name="P52">Zusätzlich:</text:p>
            <text:list xml:id="list648700199" text:style-name="L2">
              <text:list-item>
                <text:p text:style-name="P59">1 Logo auf der Startseite des <text:span text:style-name="T28">OST</text:span> Studentenportals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>Hauptsponsor</text:p>
          </table:table-cell>
          <table:table-cell table:style-name="Table4.A1" office:value-type="string">
            <text:p text:style-name="P24">200<text:span text:style-name="T14">0</text:span>.-</text:p>
          </table:table-cell>
          <table:table-cell table:style-name="Table4.A1" office:value-type="string">
            <text:p text:style-name="P53">Zusätzlich:</text:p>
            <text:list xml:id="list3659384159" text:style-name="L3">
              <text:list-item>
                <text:p text:style-name="P58">1 <text:span text:style-name="T30">Banner/Logo</text:span> an open<text:span text:style-name="T28">OST</text:span>-Events*</text:p>
              </text:list-item>
              <text:list-item>
                <text:p text:style-name="P58">1 Logo auf open<text:span text:style-name="T28">OST</text:span>-Flyer</text:p>
              </text:list-item>
            </text:list>
          </table:table-cell>
        </table:table-row>
      </table:table>
      <text:p text:style-name="P62">*<text:span text:style-name="T30">Banner muss vom Sponsor zur Verfügung gestellt werden. Logo wird vom Verein ausgedruckt.</text:span></text:p>
      <text:p text:style-name="P50">Weitere Informationen zu den Sponsoringleistungen können der open<text:span text:style-name="T29">OST </text:span>Webseite unter <text:a xlink:type="simple" xlink:href="https://www.openost.ch/sponsoring/" text:style-name="Internet_20_link" text:visited-style-name="Visited_20_Internet_20_Link">https://www.open</text:a><text:a xlink:type="simple" xlink:href="https://www.openost.ch/sponsoring/" text:style-name="Internet_20_link" text:visited-style-name="Visited_20_Internet_20_Link"><text:span text:style-name="T28">ost</text:span></text:a><text:a xlink:type="simple" xlink:href="https://www.openost.ch/sponsoring/" text:style-name="Internet_20_link" text:visited-style-name="Visited_20_Internet_20_Link">.ch/sponsoring/</text:a> entnommen werden.</text:p>
      <text:p text:style-name="P23"/>
      <text:p text:style-name="P35">Vereinbarte Leistung:</text:p>
      <text:p text:style-name="P10">Sponsoring der Kategorie <text:span text:style-name="T25">Hauptsponsor</text:span>.</text:p>
      <text:p text:style-name="P11">Damit besteht eine Sponsoring-Verpflichtung von <text:span text:style-name="T18">CHF</text:span> <text:span text:style-name="T25"><text:user-field-get text:name="betrag">2000.-</text:user-field-get></text:span>.</text:p>
      <text:p text:style-name="P9"/>
      <text:p text:style-name="P35">Konditionen:</text:p>
      <text:list xml:id="list2426086667" text:style-name="L4">
        <text:list-item>
          <text:p text:style-name="P60">Der <text:span text:style-name="T27">v</text:span>ereinbarte Betrag ist vor Inkrafttreten der Vertragslaufzeit an den open<text:span text:style-name="T29">OST</text:span> zu entrichten.</text:p>
        </text:list-item>
        <text:list-item>
          <text:p text:style-name="P61">Der Vertrag bezieht sich nur auf die hier festgelegten Verpflichtungen und Kosten. Weitere Verpflichtungen und Kosten sind ausgeschlossen.</text:p>
        </text:list-item>
        <text:list-item>
          <text:p text:style-name="P61">Nach Ablauf der Laufzeit wird der Vertrag automatisch nichtig. Bei Wunsch auf eine Verlängerung wird ein neuer Vertrag ausgestellt. </text:p>
        </text:list-item>
        <text:list-item>
          <text:p text:style-name="P60">Bei vorzeitigem Abbruch des Vertrags, werden keine Kosten zurückerstattet und die Pflichten des open<text:span text:style-name="T29">OST</text:span> bleiben für die gesamte Laufzeit bestehen.</text:p>
        </text:list-item>
      </text:list>
      <text:p text:style-name="P23"/>
      <text:p text:style-name="P36">Laufzeit des Vertrag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1"><text:span text:style-name="T25"><text:user-field-get text:name="vertrag_start">01.08.2022</text:user-field-get></text:span>– <text:span text:style-name="T26"><text:user-field-get text:name="vertrag_end">31.07.2023</text:user-field-get></text:span></text:p>
          </table:table-cell>
        </table:table-row>
      </table:table>
      <text:p text:style-name="P3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0">Ort, Datum</text:p>
          </table:table-cell>
          <table:table-cell table:style-name="Table6.A1" office:value-type="string">
            <text:p text:style-name="P40">Ort, Datum</text:p>
          </table:table-cell>
        </table:table-row>
        <table:table-row table:style-name="Table6.2">
          <table:table-cell table:style-name="Table6.A1" office:value-type="string">
            <text:p text:style-name="P40"><text:span text:style-name="T28">Kassier</text:span> open<text:span text:style-name="T28">OST</text:span></text:p>
            <text:p text:style-name="P40"/>
            <text:p text:style-name="P38"/>
          </table:table-cell>
          <table:table-cell table:style-name="Table6.B2" office:value-type="string">
            <text:p text:style-name="P39"><text:user-field-get text:name="partner">Firmenname TODO</text:user-field-get></text:p>
          </table:table-cell>
        </table:table-row>
      </table:table>
      <text:p text:style-name="P25"/>
      <text:p text:style-name="P20"/>
      <text:p text:style-name="P19"/>
      <text:p text:style-name="P19"/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user-field-get text:name="partner">Firmenname TODO</text:user-field-get></text:p>
            <text:p text:style-name="P45"><text:span text:style-name="T23">z.H. </text:span><text:user-field-get text:name="partner_contact_name">Kontakt-Vorname Kontakt-Nachname TODO</text:user-field-get></text:p>
            <text:p text:style-name="P45"><text:user-field-get text:name="partner_contact_street">Strasse X TODO</text:user-field-get></text:p>
            <text:p text:style-name="P45"><text:user-field-get text:name="partner_contact_place">1234 Ortschaft TODO</text:user-field-get></text:p>
          </table:table-cell>
          <table:table-cell table:style-name="Table2.A1" office:value-type="string">
            <text:p text:style-name="P42">Verein open<text:span text:style-name="T28">OST</text:span></text:p>
            <text:p text:style-name="P19">OST - Ostschweizer Fachhochschule</text:p>
            <text:p text:style-name="P19">Oberseestrasse 10<text:line-break/>8640 Rapperswil 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21"><text:span text:style-name="T2">Rapperswil, </text:span><text:span text:style-name="T2"><text:time style:data-style-name="N10121" text:time-value="2022-07-06T14:48:11.847020876">06.07.2022</text:time></text:span></text:p>
      <text:p text:style-name="P33"><text:span text:style-name="T18">R</text:span>echnung Sponsoring open<text:span text:style-name="T28">OST</text:span></text:p>
      <text:p text:style-name="P44"/>
      <text:p text:style-name="P44"/>
      <text:p text:style-name="P54">Gemäss der Sponsoringvereinbarung zwischen <text:span text:style-name="T20">dem</text:span> <text:span text:style-name="T19">Verein</text:span> open<text:span text:style-name="T29">OST</text:span> und <text:user-field-get text:name="partner">Firmenname TODO</text:user-field-get><text:s/>v<text:span text:style-name="T16">om </text:span><text:span text:style-name="T16"><text:time style:data-style-name="N10121" text:time-value="2022-07-06T14:48:11.847466584">06.07.2022</text:time></text:span><text:span text:style-name="T16"><text:s/>e</text:span>rlauben wir uns, den unten genannten Betrag in Rechnung zu stellen.</text:p>
      <text:p text:style-name="P5"/>
      <text:p text:style-name="P5"/>
      <text:p text:style-name="P5"/>
      <text:p text:style-name="P14"><text:span text:style-name="T3">Zahlbar bis:</text:span><text:tab/><text:user-field-get text:name="vertrag_start">01.08.2022</text:user-field-get> <text:span text:style-name="T22">(Laufzeitbeginn Sponsoring)</text:span></text:p>
      <text:p text:style-name="P14"><text:span text:style-name="T4">Betrag (CHF):</text:span><text:span text:style-name="T21"><text:tab/></text:span><text:span text:style-name="T17"><text:user-field-get text:name="betrag">2000.-</text:user-field-get></text:span></text:p>
      <text:p text:style-name="P14"><text:span text:style-name="T3">Zahlungsreferenz:</text:span><text:tab/>Sponsoring <text:user-field-get text:name="vertrag_start">01.08.2022</text:user-field-get><text:s/>- <text:user-field-get text:name="vertrag_end">31.07.2023</text:user-field-get></text:p>
      <text:p text:style-name="P15"><text:span text:style-name="T5">Empfänger</text:span><text:span text:style-name="T3">:</text:span><text:tab/><text:span text:style-name="T16">IBAN: CH13 0078 1621 1985 7200 0</text:span><text:line-break/><text:line-break/><text:tab/><text:span text:style-name="T18">Verein open</text:span><text:span text:style-name="T28">OST</text:span><text:span text:style-name="T18"><text:line-break/><text:tab/></text:span>OST - Ostschweizer Fachhochschule<text:span text:style-name="T18"><text:line-break/><text:tab/></text:span>Oberseestrasse 10<text:line-break/><text:tab/>8640 Rapperswil<text:line-break/><text:line-break/><text:tab/>BIC: KBSGCH22<text:line-break/><text:tab/>St. Galler Kantonalbank<text:line-break/><text:tab/>St. Leonhardstrasse 25<text:line-break/><text:tab/>9001 St. Gallen</text:p>
      <text:p text:style-name="P14"/>
      <text:p text:style-name="Text_20_body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ngLiU" svg:font-family="MingLiU" style:font-family-generic="roman" style:font-pitch="variable"/>
    <style:font-face style:name="MingLiU1" svg:font-family="MingLiU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 fo:padding="0.0193in" fo:border="non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>
        <style:tab-stops>
          <style:tab-stop style:position="6.2992in" style:type="right"/>
        </style:tab-stops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text-properties fo:font-weight="bold" officeooo:paragraph-rsid="001a58be" style:font-weight-asian="bold" style:font-weight-complex="bold"/>
    </style:style>
    <style:style style:name="MT1" style:family="text">
      <style:text-properties officeooo:rsid="0038158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fo:background-color="transparent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none" draw:fill-color="#729fc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Firmenname TODO" text:name="partner"/>
        </text:user-field-decls>
        <text:p text:style-name="MP1">Sponsoringvertrag open<text:span text:style-name="MT1">OST</text:span> - <text:user-field-get text:name="partner">Firmenname TODO</text:user-field-get><draw:frame draw:style-name="Mfr1" draw:name="Image3" text:anchor-type="char" svg:x="4.5327in" svg:y="-0.0154in" svg:width="1.7689in" svg:height="0.7437in" draw:z-index="2"><draw:image xlink:href="Pictures/1000185500008E1C00003BBDD7DE71A5C6EE44B9.svg" xlink:type="simple" xlink:show="embed" xlink:actuate="onLoad" draw:mime-type="image/svg+xml"/><draw:image xlink:href="Pictures/1000000100000443000001CA711C2F41E6D15E0B.png" xlink:type="simple" xlink:show="embed" xlink:actuate="onLoad" draw:mime-type="image/png"/></draw:frame></text:p>
      </style:header>
      <style:header-first>
        <text:p text:style-name="Header"><draw:frame draw:style-name="Mfr1" draw:name="Image1" text:anchor-type="char" svg:x="4.5327in" svg:y="-0.0154in" svg:width="1.7689in" svg:height="0.7437in" draw:z-index="0"><draw:image xlink:href="Pictures/1000185500008E1C00003BBDD7DE71A5C6EE44B9.svg" xlink:type="simple" xlink:show="embed" xlink:actuate="onLoad" draw:mime-type="image/svg+xml"/><draw:image xlink:href="Pictures/1000000100000443000001CA711C2F41E6D15E0B.png" xlink:type="simple" xlink:show="embed" xlink:actuate="onLoad" draw:mime-type="image/png"/></draw:frame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7T12:58:00</meta:creation-date>
    <meta:initial-creator>muster-vorlage.ch</meta:initial-creator>
    <dc:language>de-CH</dc:language>
    <meta:print-date>2019-09-11T17:41:30.201578463</meta:print-date>
    <dc:date>2022-07-06T14:39:40.230262572</dc:date>
    <meta:editing-cycles>56</meta:editing-cycles>
    <dc:title>Vorlage Brief Schweiz</dc:title>
    <meta:editing-duration>P1DT7H12M55S</meta:editing-duration>
    <meta:generator>LibreOffice/7.3.4.2$Linux_X86_64 LibreOffice_project/30$Build-2</meta:generator>
    <meta:document-statistic meta:table-count="5" meta:image-count="2" meta:object-count="0" meta:page-count="3" meta:paragraph-count="68" meta:word-count="371" meta:character-count="2790" meta:non-whitespace-character-count="24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1233579991</meta:user-defined>
    <meta:template xlink:type="simple" xlink:actuate="onRequest" xlink:title="Macintosh HD:private:var:folders:v4:zx10jj593m3bss17bmz18lwr0000gn:T:TC021233579991" xlink:href=""/>
  </office:meta>
</office:document-meta>
</file>